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d1fc" officeooo:paragraph-rsid="0004d1fc"/>
    </style:style>
    <style:style style:name="P2" style:family="paragraph" style:parent-style-name="Preformatted_20_Text">
      <style:paragraph-properties fo:text-align="center" style:justify-single-word="false"/>
      <style:text-properties fo:font-style="italic" style:text-underline-style="none" officeooo:rsid="0004d1fc" officeooo:paragraph-rsid="0004d1fc" style:font-style-asian="italic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tyle="italic" officeooo:rsid="0004d1fc" officeooo:paragraph-rsid="0004d1fc" style:font-style-asian="italic" style:font-style-complex="italic"/>
    </style:style>
    <style:style style:name="P4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4d1fc" officeooo:paragraph-rsid="0004d1fc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4pt" fo:font-weight="bold" officeooo:rsid="0004d1fc" officeooo:paragraph-rsid="0004d1fc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ANDOS CMD</text:p>
      <text:p text:style-name="P1"/>
      <text:p text:style-name="P4">WINDOWS</text:p>
      <text:p text:style-name="P1"/>
      <text:p text:style-name="P1"><text:tab/>Avanzar un directorio </text:p>
      <text:p text:style-name="P2">cd nombre</text:p>
      <text:p text:style-name="P1"/>
      <text:p text:style-name="P1"><text:tab/>Retroceder un directorio</text:p>
      <text:p text:style-name="P3">cd ..</text:p>
      <text:p text:style-name="P1"/>
      <text:p text:style-name="P1"><text:tab/>Crear un directorio</text:p>
      <text:p text:style-name="P3">mkdir nombre_directorio</text:p>
      <text:p text:style-name="P1"/>
      <text:p text:style-name="P1"><text:tab/>Crear archivo</text:p>
      <text:p text:style-name="P3">copy con nombre.txt</text:p>
      <text:p text:style-name="P1"/>
      <text:p text:style-name="P1"><text:tab/>Eliminar directorio</text:p>
      <text:p text:style-name="P3">rmdir nombre</text:p>
      <text:p text:style-name="P1"/>
      <text:p text:style-name="P1"><text:tab/>Eliminar archivo</text:p>
      <text:p text:style-name="P3">del archivo.txt</text:p>
      <text:p text:style-name="P1"/>
      <text:p text:style-name="P1"><text:tab/>Renombrar directorio o archivo</text:p>
      <text:p text:style-name="P3">ren antiguo.txt nuevo.txt</text:p>
      <text:p text:style-name="P1"/>
      <text:p text:style-name="P1"><text:tab/>Mover archivo o directorio</text:p>
      <text:p text:style-name="P3">move rutaA rutaB</text:p>
      <text:p text:style-name="P1"/>
      <text:p text:style-name="P1"><text:tab/>Copiar archivo o directorio</text:p>
      <text:p text:style-name="P3">copy rutaA rutaB</text:p>
      <text:p text:style-name="P1"/>
      <text:p text:style-name="P1"><text:tab/>Mostrar de forma gráfica los archivos de un directorio</text:p>
      <text:p text:style-name="P3">tree</text:p>
      <text:p text:style-name="P1"/>
      <text:p text:style-name="P1"><text:tab/>Mostrar el contenido de un directorio</text:p>
      <text:p text:style-name="P3">di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0T22:27:24.854000000</dc:date>
    <meta:editing-duration>PT8M16S</meta:editing-duration>
    <meta:editing-cycles>1</meta:editing-cycles>
    <meta:document-statistic meta:table-count="0" meta:image-count="0" meta:object-count="0" meta:page-count="1" meta:paragraph-count="24" meta:word-count="69" meta:character-count="464" meta:non-whitespace-character-count="407"/>
    <meta:generator>LibreOffice/24.2.2.2$Windows_X86_64 LibreOffice_project/d56cc158d8a96260b836f100ef4b4ef25d6f1a01</meta:generator>
  </office:meta>
</office:document-meta>
</file>